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xpected 3×3 chart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number-rows-repeated="4"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Expected 3×3 chart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4"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Expected 2×2 chart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4"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Expected 3×2 chart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4">00.00.0000</text:date>, <text:time style:data-style-name="N2" text:time-value="16:08:17.3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y First My Last</meta:initial-creator>
    <meta:creation-date>2017-11-27T17:49:58.047000000</meta:creation-date>
    <dc:date>2017-12-14T16:11:22.786000000</dc:date>
    <meta:editing-duration>PT9M24S</meta:editing-duration>
    <meta:editing-cycles>3</meta:editing-cycles>
    <meta:generator>LibreOfficeDev/6.1.0.0.alpha0$Windows_x86 LibreOffice_project/fb8872540003f444d48835e88a1072b5f3349edc</meta:generator>
    <meta:document-statistic meta:table-count="1" meta:cell-count="44" meta:object-count="0"/>
  </office:meta>
</office:document-meta>
</file>